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draw:layer="layout" svg:width="8cm" svg:height="4cm" svg:x="2cm" svg:y="1.999cm">
          <text:p text:style-name="P1"><text:span text:style-name="T1">Text in a legacy rectangle</text:span></text:p>
        </draw:rect>
        <draw:polygon draw:style-name="gr1" draw:text-style-name="P2" draw:layer="layout" svg:width="8.084cm" svg:height="4.063cm" svg:x="11.96cm" svg:y="1.946cm" svg:viewBox="0 0 8085 4064" draw:points="0,21 84,4043 8085,4064 8064,0">
          <text:p text:style-name="P1"><text:span text:style-name="T1">Text in (closed) Polygon</text:span></text:p>
        </draw:polygon>
        <draw:ellipse draw:style-name="gr1" draw:text-style-name="P2" draw:layer="layout" svg:width="8cm" svg:height="4cm" svg:x="1.958cm" svg:y="7.362cm">
          <text:p text:style-name="P1"><text:span text:style-name="T1">Text in a legacy ellipse.</text:span></text:p>
        </draw:ellips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9T15:35:19.664000000</meta:creation-date>
    <dc:date>2019-08-21T14:58:44.731000000</dc:date>
    <meta:editing-duration>PT21M56S</meta:editing-duration>
    <meta:editing-cycles>5</meta:editing-cycles>
    <meta:generator>LibreOffice/6.2.5.2$Windows_X86_64 LibreOffice_project/1ec314fa52f458adc18c4f025c545a4e8b22c159</meta:generator>
    <meta:document-statistic meta:object-count="26"/>
  </office:meta>
</office:document-meta>
</file>